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Calibri" fo:font-size="11pt" style:font-size-asian="11pt" style:font-size-complex="11pt"/>
    </style:style>
    <style:style style:name="P3" style:family="paragraph" style:parent-style-name="Standard">
      <style:paragraph-properties fo:text-align="justify" style:justify-single-word="false">
        <style:tab-stops>
          <style:tab-stop style:position="11.001cm"/>
        </style:tab-stops>
      </style:paragraph-properties>
      <style:text-properties style:font-name="Calibri" fo:font-size="11pt" style:font-size-asian="11pt" style:font-size-complex="11pt"/>
    </style:style>
    <style:style style:name="P4" style:family="paragraph" style:parent-style-name="Standard">
      <style:paragraph-properties fo:text-align="justify" style:justify-single-word="false">
        <style:tab-stops>
          <style:tab-stop style:position="11.001cm"/>
        </style:tab-stops>
      </style:paragraph-properties>
      <style:text-properties style:font-name="Calibri"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ab-stops/>
      </style:paragraph-properties>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ab-stops>
          <style:tab-stop style:position="11.001cm"/>
        </style:tab-stops>
      </style:paragraph-properties>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end" style:justify-single-word="false">
        <style:tab-stops/>
      </style:paragraph-properties>
      <style:text-properties style:font-name="Calibri" fo:font-size="11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paragraph-properties>
      <style:text-properties style:font-name="Calibri" fo:font-size="11pt" fo:font-weight="bold" style:font-size-asian="11pt" style:font-weight-asian="bold" style:font-size-complex="11pt"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font-name="Calibri"/>
    </style:style>
    <style:style style:name="T4" style:family="text">
      <style:text-properties style:font-name="Calibri"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LLY Emilie </text:p>
      <text:p text:style-name="P2">Lot 102 lotissement Julisa Ondémia </text:p>
      <text:p text:style-name="P2">98890 PAITA </text:p>
      <text:p text:style-name="P2"><text:span text:style-name="T1">Téléphone </text:span>: 72 29 00</text:p>
      <text:p text:style-name="P1"><text:span text:style-name="T4">E-mail </text:span><text:span text:style-name="T3">: </text:span><text:a xlink:type="simple" xlink:href="mailto:mily.pailly1912@gmail.com" text:style-name="Internet_20_link" text:visited-style-name="Visited_20_Internet_20_Link"><text:span text:style-name="T3">mily.pailly1912@gmail.com</text:span></text:a></text:p>
      <text:p text:style-name="P2"/>
      <text:p text:style-name="P2"/>
      <text:p text:style-name="P2"/>
      <text:p text:style-name="P2"/>
      <text:p text:style-name="P3"><text:tab/>Paita, le 21 Octobre 2020</text:p>
      <text:p text:style-name="P3"/>
      <text:p text:style-name="P3"/>
      <text:p text:style-name="P3"/>
      <text:p text:style-name="P3"/>
      <text:p text:style-name="P4">Objet : Lettre de motivation pour une demande de contrat d'alternance. </text:p>
      <text:p text:style-name="P4"/>
      <text:p text:style-name="P5"><text:tab/></text:p>
      <text:p text:style-name="P5"/>
      <text:p text:style-name="P5"><text:tab/>Madame, Monsieur, </text:p>
      <text:p text:style-name="P5"/>
      <text:p text:style-name="P5"/>
      <text:p text:style-name="P5"><text:tab/>C'est avec un intérêt tout particulier que je vous écris cette lettre. Titulaire d'un BTS Tourisme obtenu en 2019, je souhaite poursuivre mes études en obtenant un diplôme qui sera différent de celui dont je suis déjà en possession afin d'acquérir des connaissances et des expériences professionnelles diversifiées pour mon avenir professionnel. Afin d'atteindre mon objectif, j'ai choisi la voie de l'alternance car cela me permettra d'acquérir une expérience professionnelle reconnue ainsi qu'une meilleure insertion dans la vie professionnelle en apprenant un métier directement sur le terrain et en mêlant à la fois théorie et pratique ; avec <text:s/>à la clé, un diplôme reconnu au même titre que ceux décernés aux lauréats de la voie classique. </text:p>
      <text:p text:style-name="P5"/>
      <text:p text:style-name="P5"><text:tab/>Ainsi, j'ai été admise à la CCI pour suivre la formation en alternance Développeur Web et Web Mobile. J'ai donc suivi pendant quatre semaines une classe préparatoire (du 17 août au 11 septembre 2020) <text:s/>afin de préparer mon arrivée en entreprise mais aussi me former aux bases du métier de Développeur Web. Cependant, la recherche d'entreprise s'est avérée très difficile au vue de la situation financière de certaines entreprises du territoire. J'ai donc décidé de me tourner vers une autre formation afin d'atteindre mon objectif. C'est pourquoi, j'envisage d'intégrer la formation en alternance : <text:span text:style-name="T2">BTS Gestion de PME à la CCI </text:span>qui débutera début 2021 (date à préciser plus tard). Cette formation me donne l'opportunité d'effectuer un contrat d'apprentissage en entreprise au cours de ces <text:span text:style-name="T2">deux années de formation. </text:span>Je vous propose donc ma candidature afin de pouvoir compléter ma future formation par un enseignement technique appliqué directement sur le terrain. </text:p>
      <text:p text:style-name="P5"/>
      <text:p text:style-name="P5"><text:tab/>Votre entreprise représente pour moi une très grande opportunité de me former au métier d'assistant de direction. <text:s/>Votre savoir-faire ainsi que vos compétences seront pour moi de véritables atouts pour réussir avec succès ma formation, mais ils me seront surtout précieux et utiles tout au long de mon apprentissage ainsi que pour mon avenir professionnel. C'est pourquoi, une alternance à vos côtés me permettra de compléter la formation théorique qui me sera enseignée à la CCI, de mettre en pratique les notions étudiées mais aussi pouvoir proposer à mes futurs employeurs une solide expérience professionnelle. </text:p>
      <text:p text:style-name="P5"/>
      <text:p text:style-name="P5"><text:tab/>Cette formation en alternance sur une durée de <text:span text:style-name="T2">deux ans</text:span> me permettra de professionnaliser les compétences abordées avec mon formateur mais aussi d'acquérir un savoir-faire et une expertise au sein d'une entreprise experte dans ce domaine. De plus, cela représente pour moi le moyen le plus efficace de mettre à profit mes connaissances et d'acquérir les savoirs pratiques nécessaires à l'obtention future de mon diplôme et à la construction de ma carrière professionnelle. En alliant cours théoriques et pratiques, je serais très opérationnelle et compétente pour remplir toutes les missions que vous pourrez me confier. </text:p>
      <text:p text:style-name="P5"><text:soft-page-break/></text:p>
      <text:p text:style-name="P5"><text:tab/>Sérieuse, organisée, dynamique et motivée, je suis déterminée à me former rapidement et efficacement et je suis prête à m'investir totalement afin de mener à bien les tâches qui me seront confiées. Je reste à votre disposition pour tout complément d'informations sur ma candidature ou contenu de ma formation qui débutera <text:span text:style-name="T2">début 2021 (date à préciser plus tard) </text:span>et qui suivra un rythme <text:span text:style-name="T2">de deux semaines en entreprise et une en formation à la CCI. </text:span></text:p>
      <text:p text:style-name="P8"/>
      <text:p text:style-name="P8"/>
      <text:p text:style-name="P8"/>
      <text:p text:style-name="P5">Je vous prie d'agréer, Madame, Monsieur, l'expression de mes salutations distinguées. </text:p>
      <text:p text:style-name="P5"/>
      <text:p text:style-name="P5"/>
      <text:p text:style-name="P5"/>
      <text:p text:style-name="P7">PAILLY Emilie</text:p>
      <text:p text:style-name="P5"/>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ie  Pailly </meta:initial-creator>
    <meta:creation-date>2020-10-21T10:48:13.58</meta:creation-date>
    <dc:date>2020-10-21T12:00:13.26</dc:date>
    <dc:creator>Emilie  Pailly </dc:creator>
    <meta:editing-duration>PT11M32S</meta:editing-duration>
    <meta:editing-cycles>2</meta:editing-cycles>
    <meta:generator>OpenOffice/4.1.6$Win32 OpenOffice.org_project/416m1$Build-9790</meta:generator>
    <meta:document-statistic meta:table-count="0" meta:image-count="0" meta:object-count="0" meta:page-count="2" meta:paragraph-count="16" meta:word-count="580" meta:character-count="3724"/>
  </office:meta>
</office:document-meta>
</file>